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(PEARSON([.A1:.D1];[.A2:.D2]))" office:value-type="float" office:value="0.852802865422442" calcext:value-type="float">
            <text:p>0.8528028654</text:p>
          </table:table-cell>
          <table:table-cell office:value-type="string" calcext:value-type="string">
            <text:p>Pab</text:p>
          </table:table-cell>
          <table:table-cell table:number-columns-repeated="4"/>
        </table:table-row>
        <table:table-row table:style-name="ro1">
          <table:table-cell table:formula="of:=(PEARSON([.A1:.D1];[.A3:.D3]))" office:value-type="float" office:value="0.707106781186547" calcext:value-type="float">
            <text:p>0.7071067812</text:p>
          </table:table-cell>
          <table:table-cell office:value-type="string" calcext:value-type="string">
            <text:p>Pac</text:p>
          </table:table-cell>
          <table:table-cell table:number-columns-repeated="4"/>
        </table:table-row>
        <table:table-row table:style-name="ro1">
          <table:table-cell table:formula="of:=(PEARSON([.A1:.D1];[.A4:.D4]))" office:value-type="float" office:value="0" calcext:value-type="float">
            <text:p>0</text:p>
          </table:table-cell>
          <table:table-cell office:value-type="string" calcext:value-type="string">
            <text:p>Pad </text:p>
          </table:table-cell>
          <table:table-cell table:number-columns-repeated="4"/>
        </table:table-row>
        <table:table-row table:style-name="ro1">
          <table:table-cell table:formula="of:=(PEARSON([.A1:.D1];[.A5:.D5]))" office:value-type="float" office:value="-0.79211803438134" calcext:value-type="float">
            <text:p>-0.7921180344</text:p>
          </table:table-cell>
          <table:table-cell office:value-type="string" calcext:value-type="string">
            <text:p>Pa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sine Similar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dot b</text:p>
          </table:table-cell>
          <table:table-cell table:number-matrix-columns-spanned="1" table:number-matrix-rows-spanned="1" table:formula="of:=MMULT(TRANSPOSE([.A2:.A5]);[.E2:.E5])" office:value-type="float" office:value="42" calcext:value-type="float">
            <text:p>42</text:p>
          </table:table-cell>
          <table:table-cell office:value-type="string" calcext:value-type="string">
            <text:p>magnitude of a</text:p>
          </table:table-cell>
          <table:table-cell table:number-matrix-columns-spanned="1" table:number-matrix-rows-spanned="1" table:formula="of:=SQRT(MMULT(TRANSPOSE([.A2:.A5]);[.A2:.A5]))" office:value-type="float" office:value="5.91607978309962" calcext:value-type="float">
            <text:p>5.9160797831</text:p>
          </table:table-cell>
          <table:table-cell office:value-type="string" calcext:value-type="string">
            <text:p>simiiratiy a with e</text:p>
          </table:table-cell>
          <table:table-cell table:formula="of:=[.B13]/([.D13]*[.D17])" office:value-type="float" office:value="0.994100243495417" calcext:value-type="float">
            <text:p>0.9941002435</text:p>
          </table:table-cell>
        </table:table-row>
        <table:table-row table:style-name="ro1">
          <table:table-cell/>
          <table:table-cell table:number-matrix-columns-spanned="1" table:number-matrix-rows-spanned="1" table:formula="of:=MMULT(TRANSPOSE([.B2:.B5]);[.E2:.E5])" office:value-type="float" office:value="35" calcext:value-type="float">
            <text:p>35</text:p>
          </table:table-cell>
          <table:table-cell office:value-type="string" calcext:value-type="string">
            <text:p>magnitude of b</text:p>
          </table:table-cell>
          <table:table-cell table:number-matrix-columns-spanned="1" table:number-matrix-rows-spanned="1" table:formula="of:=SQRT(MMULT(TRANSPOSE([.B2:.B5]);[.B2:.B5]))" office:value-type="float" office:value="6.6332495807108" calcext:value-type="float">
            <text:p>6.6332495807</text:p>
          </table:table-cell>
          <table:table-cell office:value-type="string" calcext:value-type="string">
            <text:p>simiiratiy b with e</text:p>
          </table:table-cell>
          <table:table-cell table:number-matrix-columns-spanned="1" table:number-matrix-rows-spanned="1" table:formula="of:=[.B14]/([.D14]*[.D17])" office:value-type="float" office:value="0.738850579111311" calcext:value-type="float">
            <text:p>0.7388505791</text:p>
          </table:table-cell>
        </table:table-row>
        <table:table-row table:style-name="ro1">
          <table:table-cell/>
          <table:table-cell table:number-matrix-columns-spanned="1" table:number-matrix-rows-spanned="1" table:formula="of:=MMULT(TRANSPOSE([.C2:.C5]);[.E2:.E5])" office:value-type="float" office:value="35" calcext:value-type="float">
            <text:p>35</text:p>
          </table:table-cell>
          <table:table-cell office:value-type="string" calcext:value-type="string">
            <text:p>magnitude of c</text:p>
          </table:table-cell>
          <table:table-cell table:number-matrix-columns-spanned="1" table:number-matrix-rows-spanned="1" table:formula="of:=SQRT(MMULT(TRANSPOSE([.C2:.C5]);[.C2:.C5]))" office:value-type="float" office:value="6.78232998312527" calcext:value-type="float">
            <text:p>6.7823299831</text:p>
          </table:table-cell>
          <table:table-cell office:value-type="string" calcext:value-type="string">
            <text:p>simiiratiy c with e</text:p>
          </table:table-cell>
          <table:table-cell table:number-matrix-columns-spanned="1" table:number-matrix-rows-spanned="1" table:formula="of:=[.B15]/([.D15]*[.D17])" office:value-type="float" office:value="0.722610121638417" calcext:value-type="float">
            <text:p>0.7226101216</text:p>
          </table:table-cell>
        </table:table-row>
        <table:table-row table:style-name="ro1">
          <table:table-cell/>
          <table:table-cell table:number-matrix-columns-spanned="1" table:number-matrix-rows-spanned="1" table:formula="of:=MMULT(TRANSPOSE([.D2:.D5]);[.E2:.E5])" office:value-type="float" office:value="46" calcext:value-type="float">
            <text:p>46</text:p>
          </table:table-cell>
          <table:table-cell office:value-type="string" calcext:value-type="string">
            <text:p>magnitude of d</text:p>
          </table:table-cell>
          <table:table-cell table:number-matrix-columns-spanned="1" table:number-matrix-rows-spanned="1" table:formula="of:=SQRT(MMULT(TRANSPOSE([.D2:.D5]);[.D2:.D5]))" office:value-type="float" office:value="6.85565460040104" calcext:value-type="float">
            <text:p>6.8556546004</text:p>
          </table:table-cell>
          <table:table-cell office:value-type="string" calcext:value-type="string">
            <text:p>simiiratiy d with e</text:p>
          </table:table-cell>
          <table:table-cell table:number-matrix-columns-spanned="1" table:number-matrix-rows-spanned="1" table:formula="of:=[.B16]/([.D16]*[.D17])" office:value-type="float" office:value="0.939558475736517" calcext:value-type="float">
            <text:p>0.93955847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itude of e</text:p>
          </table:table-cell>
          <table:table-cell table:number-matrix-columns-spanned="1" table:number-matrix-rows-spanned="1" table:formula="of:=SQRT(MMULT(TRANSPOSE([.E2:.E5]);[.E2:.E5]))" office:value-type="float" office:value="7.14142842854285" calcext:value-type="float">
            <text:p>7.14142842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5:30:16.28327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3:24:18.748687265</meta:creation-date>
    <dc:date>2016-08-25T15:24:48.172410430</dc:date>
    <meta:editing-duration>PT57M24S</meta:editing-duration>
    <meta:editing-cycles>2</meta:editing-cycles>
    <meta:generator>LibreOffice/5.1.4.2$Linux_X86_64 LibreOffice_project/10m0$Build-2</meta:generator>
    <meta:document-statistic meta:table-count="1" meta:cell-count="57" meta:object-count="0"/>
  </office:meta>
</office:document-meta>
</file>